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>
      <style:table-column-properties style:column-width="104.25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16"/>
        <table:table-column table:default-cell-style-name="ACE-0" table:style-name="ACOL-0" table:number-columns-repeated="209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799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 originally interpreted to HAT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96">
            <text:p>−1.9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800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801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113">
            <text:p>113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802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93">
            <text:p>93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33600000000000002">
            <text:p>0.33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803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000">
            <text:p>60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806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300000000000001">
            <text:p>1.3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809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93">
            <text:p>93</text:p>
          </table:table-cell>
          <table:table-cell table:style-name="ACE-0" office:value-type="string">
            <text:p>wood originally interpreted to HAT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7">
            <text:p>1.2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810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90">
            <text:p>6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4299999999999999">
            <text:p>1.4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811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132">
            <text:p>132</text:p>
          </table:table-cell>
          <table:table-cell table:style-name="ACE-0" office:value-type="string">
            <text:p>wood originally interpreted to HAT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080000000000000002">
            <text:p>0.0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812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wood originally interpreted to HAT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029999999999999999">
            <text:p>0.0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839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8559999999999999">
            <text:p>−6.85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840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4199999999999999">
            <text:p>−7.4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841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7759999999999998">
            <text:p>−6.77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842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4800000000000004">
            <text:p>−7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843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740">
            <text:p>7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7859999999999996">
            <text:p>−6.78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76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8230000000000004">
            <text:p>−8.823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7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270">
            <text:p>727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0570000000000004">
            <text:p>−5.05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8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 originally interpreted to HAT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81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069999999999999">
            <text:p>−3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8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499999999999999">
            <text:p>−2.1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8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69999999999999">
            <text:p>−2.7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8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6000000000000001">
            <text:p>−3.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85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069999999999999">
            <text:p>−2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8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3070000000000004">
            <text:p>−5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8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069999999999999">
            <text:p>−2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8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89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470">
            <text:p>74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9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820">
            <text:p>78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 originally interpreted to HAT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91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0570000000000004">
            <text:p>−5.05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9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originally interpreted to HAT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6500000000000004">
            <text:p>−5.6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9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 originally interpreted to HAT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75">
            <text:p>−5.7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9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80">
            <text:p>738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 originally interpreted to HAT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1996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910">
            <text:p>79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8230000000000004">
            <text:p>−8.823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2000</text:p>
          </table:table-cell>
          <table:table-cell table:style-name="ACE-2" office:value-type="float" office:value="1.3780600000000001">
            <text:p>1.38</text:p>
          </table:table-cell>
          <table:table-cell table:style-name="ACE-2" office:value-type="float" office:value="104.28028">
            <text:p>104.28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 taxa unspecified - originally interpreted as MLW or below but conservatively we interpreted it as marine limiting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68">
            <text:p>−68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51000000000000001">
            <text:p>−0.5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-12048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originally interpreted to HAT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100000000000001">
            <text:p>−1.8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19525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157">
            <text:p>6157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wood originally interpreted to MHWS to MSL but conservatively we interpreted it HAT to MT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3100000000000002">
            <text:p>0.33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1952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245">
            <text:p>6245</text:p>
          </table:table-cell>
          <table:table-cell table:style-name="ACE-0" office:value-type="float" office:value="147">
            <text:p>147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890000000000001">
            <text:p>−1.68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1952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57">
            <text:p>6657</text:p>
          </table:table-cell>
          <table:table-cell table:style-name="ACE-0" office:value-type="float" office:value="166">
            <text:p>166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55">
            <text:p>−1.5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2223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7092">
            <text:p>7092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222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704">
            <text:p>6704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wood originally interpreted as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2726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188">
            <text:p>188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48">
            <text:p>−2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2727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816">
            <text:p>6816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16">
            <text:p>−2.01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2728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348">
            <text:p>6348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2729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398">
            <text:p>6398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36">
            <text:p>−1.23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571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405">
            <text:p>8405</text:p>
          </table:table-cell>
          <table:table-cell table:style-name="ACE-0" office:value-type="float" office:value="246">
            <text:p>246</text:p>
          </table:table-cell>
          <table:table-cell table:style-name="ACE-0" office:value-type="string">
            <text:p>root originally interpreted as HAT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09">
            <text:p>−15.0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571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253">
            <text:p>8253</text:p>
          </table:table-cell>
          <table:table-cell table:style-name="ACE-0" office:value-type="float" office:value="243">
            <text:p>243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430999999999999">
            <text:p>−14.431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632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746">
            <text:p>6746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6330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708">
            <text:p>7708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wood originally interpreted to HAT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6403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506">
            <text:p>6506</text:p>
          </table:table-cell>
          <table:table-cell table:style-name="ACE-0" office:value-type="float" office:value="186">
            <text:p>186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640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59">
            <text:p>7359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8999999999999999">
            <text:p>−3.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124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590">
            <text:p>75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 originally interpreted as MSL but conservatively we interpreted it as HAT to LAT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3070000000000004">
            <text:p>−5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1252-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970">
            <text:p>79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 originally interpreted as MSL but conservatively we interpreted it as HAT to L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491">
            <text:p>−14.491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1252-2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050">
            <text:p>8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 originally interpreted as MSL <text:s/>but conservatively we interpreted it as HAT to LAT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96">
            <text:p>−9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441000000000001">
            <text:p>−14.441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5708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1301">
            <text:p>1301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wood originally interepreted as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1247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oyster originally interpreted as MLW or below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96">
            <text:p>−96</text:p>
          </table:table-cell>
          <table:table-cell table:style-name="Gnumeric-default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6900000000000004">
            <text:p>−4.6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1248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095">
            <text:p>709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 originally interpreted as MLW or below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7699999999999996">
            <text:p>−7.7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1249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365">
            <text:p>736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gastropod originally interpreted as MLW or below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96">
            <text:p>−96</text:p>
          </table:table-cell>
          <table:table-cell table:style-name="Gnumeric-default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7699999999999996">
            <text:p>−7.7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125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685">
            <text:p>768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96">
            <text:p>−96</text:p>
          </table:table-cell>
          <table:table-cell table:style-name="Gnumeric-default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.43">
            <text:p>−13.4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1251-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970">
            <text:p>79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40000000000001">
            <text:p>−14.6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1251-2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050">
            <text:p>8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 originally interpreted as MLW or below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96">
            <text:p>−96</text:p>
          </table:table-cell>
          <table:table-cell table:style-name="Gnumeric-default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9">
            <text:p>−14.6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765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275">
            <text:p>62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96">
            <text:p>−96</text:p>
          </table:table-cell>
          <table:table-cell table:style-name="Gnumeric-default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4400000000000004">
            <text:p>−5.4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765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430">
            <text:p>64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96">
            <text:p>−96</text:p>
          </table:table-cell>
          <table:table-cell table:style-name="Gnumeric-default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9900000000000002">
            <text:p>−5.9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7652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96">
            <text:p>−96</text:p>
          </table:table-cell>
          <table:table-cell table:style-name="Gnumeric-default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2199999999999998">
            <text:p>−7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7653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730">
            <text:p>67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96">
            <text:p>−96</text:p>
          </table:table-cell>
          <table:table-cell table:style-name="Gnumeric-default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.8899999999999997">
            <text:p>−6.8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7654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485">
            <text:p>74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96">
            <text:p>−96</text:p>
          </table:table-cell>
          <table:table-cell table:style-name="Gnumeric-default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7655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260">
            <text:p>72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96">
            <text:p>−96</text:p>
          </table:table-cell>
          <table:table-cell table:style-name="Gnumeric-default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6199999999999992">
            <text:p>−9.6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7885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035">
            <text:p>603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astropod originally interpreted as MLW or below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96">
            <text:p>−96</text:p>
          </table:table-cell>
          <table:table-cell table:style-name="Gnumeric-default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500000000000001">
            <text:p>−3.8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U-17983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5775">
            <text:p>57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 originally interpreted as MLW or below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96">
            <text:p>−96</text:p>
          </table:table-cell>
          <table:table-cell table:style-name="Gnumeric-default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9900000000000002">
            <text:p>−2.9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SAMS-4605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6951">
            <text:p>6951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SAMS-4606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723">
            <text:p>6723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SAMS-4607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020">
            <text:p>8020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root originally interpreted as HAT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09">
            <text:p>−15.0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SAMS-4609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797">
            <text:p>7797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wood originally interpreted as MLW or below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30000000000001">
            <text:p>−14.6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SAMS--461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503">
            <text:p>6503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55">
            <text:p>−1.5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SAMS-4611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7017">
            <text:p>7017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48">
            <text:p>−2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SAMS-461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76">
            <text:p>7176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wood originally interpreted as MSL in peat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6189999999999998">
            <text:p>−5.61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SAMS-461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73">
            <text:p>6673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wood originally interpreted as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SAMS-461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18">
            <text:p>6118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SAMS-461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059">
            <text:p>7059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SAMS-4618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699">
            <text:p>7699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wood originally interpreted to HAT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SAMS-4619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199">
            <text:p>6199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890000000000001">
            <text:p>−1.68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SAMS-4620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683">
            <text:p>6683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16">
            <text:p>−2.01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SAMS-4621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415">
            <text:p>641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386">
            <text:p>−386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36">
            <text:p>−1.23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1180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610">
            <text:p>56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 originally interpreted as MSL in peat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66">
            <text:p>1.26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11807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ark originally interpreted as MSL in peat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66">
            <text:p>1.26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1181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3900000000000001">
            <text:p>3.3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12050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50">
            <text:p>4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yster originally interpreted as MSL oyster bed but conservatively we interpreted it as HAT to LAT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25">
            <text:p>−25</text:p>
          </table:table-cell>
          <table:table-cell table:style-name="Gnumeric-default" office:value-type="float" office:value="63">
            <text:p>6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012">
            <text:p>1.012</text:p>
          </table:table-cell>
          <table:table-cell table:style-name="ACE-0" office:value-type="float" office:value="1.1899999999999999">
            <text:p>1.19</text:p>
          </table:table-cell>
          <table:table-cell table:style-name="ACE-0" office:value-type="float" office:value="1.1899999999999999">
            <text:p>1.19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12051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410">
            <text:p>4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taxa unspecified - originally interpreted as MLW or below but conservatively we interpreted it as marine limiting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25">
            <text:p>−25</text:p>
          </table:table-cell>
          <table:table-cell table:style-name="Gnumeric-default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12052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taxa unspecified - originally interpreted as MLW or below but conservatively we interpreted it as marine limiting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25">
            <text:p>−25</text:p>
          </table:table-cell>
          <table:table-cell table:style-name="Gnumeric-default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12053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1720">
            <text:p>17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taxa unspecified - originally interpreted as MLW or below but conservatively we interpreted it as marine limiting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25">
            <text:p>−25</text:p>
          </table:table-cell>
          <table:table-cell table:style-name="Gnumeric-default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21">
            <text:p>−1.2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2221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2397">
            <text:p>2397</text:p>
          </table:table-cell>
          <table:table-cell table:style-name="ACE-0" office:value-type="float" office:value="191">
            <text:p>191</text:p>
          </table:table-cell>
          <table:table-cell table:style-name="ACE-0" office:value-type="string">
            <text:p>wood originally interpreted as MSL in peat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599999999999997">
            <text:p>−0.34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2730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2241">
            <text:p>2241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ood originally interpreted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4303</text:p>
          </table:table-cell>
          <table:table-cell table:style-name="ACE-2" office:value-type="float" office:value="1.3567199999999999">
            <text:p>1.36</text:p>
          </table:table-cell>
          <table:table-cell table:style-name="ACE-2" office:value-type="float" office:value="103.65891000000001">
            <text:p>103.66</text:p>
          </table:table-cell>
          <table:table-cell table:style-name="ACE-0" office:value-type="float" office:value="5040">
            <text:p>504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wood originally interpreted to HAT to MHWS but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9">
            <text:p>4.7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4304</text:p>
          </table:table-cell>
          <table:table-cell table:style-name="ACE-2" office:value-type="float" office:value="1.3567199999999999">
            <text:p>1.36</text:p>
          </table:table-cell>
          <table:table-cell table:style-name="ACE-2" office:value-type="float" office:value="103.65891000000001">
            <text:p>103.66</text:p>
          </table:table-cell>
          <table:table-cell table:style-name="ACE-0" office:value-type="float" office:value="4949">
            <text:p>4949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wood originally interpreted to above MSL and conservatively we interpreted it as terrestrial limitin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ANUA-25705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1879">
            <text:p>1879</text:p>
          </table:table-cell>
          <table:table-cell table:style-name="ACE-0" office:value-type="float" office:value="191">
            <text:p>191</text:p>
          </table:table-cell>
          <table:table-cell table:style-name="ACE-0" office:value-type="string">
            <text:p>wood originally interpreted as MSL in peat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8600000000000005">
            <text:p>−0.68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SAMS-461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5990">
            <text:p>5990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 originally interpreted to MHWS to MSL but conservatively we interpreted it as HAT to MT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3100000000000002">
            <text:p>0.33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80</text:p>
          </table:table-cell>
          <table:table-cell table:style-name="ACE-2" office:value-type="float" office:value="1.48333">
            <text:p>1.48</text:p>
          </table:table-cell>
          <table:table-cell table:style-name="ACE-2" office:value-type="float" office:value="103.38333">
            <text:p>103.38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Basis of peat layer on top of brackish deposi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46">
            <text:p>3.24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81</text:p>
          </table:table-cell>
          <table:table-cell table:style-name="ACE-2" office:value-type="float" office:value="1.5333300000000001">
            <text:p>1.53</text:p>
          </table:table-cell>
          <table:table-cell table:style-name="ACE-2" office:value-type="float" office:value="103.46666999999999">
            <text:p>103.47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79">
            <text:p>0.37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82</text:p>
          </table:table-cell>
          <table:table-cell table:style-name="ACE-2" office:value-type="float" office:value="1.5333300000000001">
            <text:p>1.53</text:p>
          </table:table-cell>
          <table:table-cell table:style-name="ACE-2" office:value-type="float" office:value="103.46666999999999">
            <text:p>103.47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 to mangrove above terrestrial deposi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4899999999999999">
            <text:p>0.14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83</text:p>
          </table:table-cell>
          <table:table-cell table:style-name="ACE-2" office:value-type="float" office:value="1.6166700000000001">
            <text:p>1.62</text:p>
          </table:table-cell>
          <table:table-cell table:style-name="ACE-2" office:value-type="float" office:value="103.41667">
            <text:p>103.42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Mangrove and peat above terrestrial deposi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3920000000000003">
            <text:p>5.392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84</text:p>
          </table:table-cell>
          <table:table-cell table:style-name="ACE-2" office:value-type="float" office:value="1.6166700000000001">
            <text:p>1.62</text:p>
          </table:table-cell>
          <table:table-cell table:style-name="ACE-2" office:value-type="float" office:value="103.41667">
            <text:p>103.42</text:p>
          </table:table-cell>
          <table:table-cell table:style-name="ACE-0" office:value-type="float" office:value="6945">
            <text:p>6945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Peat on top of terrestrial deposi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3799999999999994">
            <text:p>−0.938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86</text:p>
          </table:table-cell>
          <table:table-cell table:style-name="ACE-2" office:value-type="float" office:value="1.7166699999999999">
            <text:p>1.72</text:p>
          </table:table-cell>
          <table:table-cell table:style-name="ACE-2" office:value-type="float" office:value="103.3">
            <text:p>103.30</text:p>
          </table:table-cell>
          <table:table-cell table:style-name="ACE-0" office:value-type="float" office:value="4335">
            <text:p>433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 to freshwater deposit on top of brackish sedime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869999999999999">
            <text:p>2.287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87</text:p>
          </table:table-cell>
          <table:table-cell table:style-name="ACE-2" office:value-type="float" office:value="1.8">
            <text:p>1.80</text:p>
          </table:table-cell>
          <table:table-cell table:style-name="ACE-2" office:value-type="float" office:value="103.25">
            <text:p>103.25</text:p>
          </table:table-cell>
          <table:table-cell table:style-name="ACE-0" office:value-type="float" office:value="4275">
            <text:p>4275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Peat on top of brackish deposi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3159999999999998">
            <text:p>4.316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88</text:p>
          </table:table-cell>
          <table:table-cell table:style-name="ACE-2" office:value-type="float" office:value="1.76667">
            <text:p>1.77</text:p>
          </table:table-cell>
          <table:table-cell table:style-name="ACE-2" office:value-type="float" office:value="103.01667">
            <text:p>103.02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Basis of peat layer on top of brackish sedime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779999999999999">
            <text:p>1.378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89</text:p>
          </table:table-cell>
          <table:table-cell table:style-name="ACE-2" office:value-type="float" office:value="2.01667">
            <text:p>2.02</text:p>
          </table:table-cell>
          <table:table-cell table:style-name="ACE-2" office:value-type="float" office:value="102.78333000000001">
            <text:p>102.78</text:p>
          </table:table-cell>
          <table:table-cell table:style-name="ACE-0" office:value-type="float" office:value="4135">
            <text:p>413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 on top of brackish deposi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649999999999999">
            <text:p>4.465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91</text:p>
          </table:table-cell>
          <table:table-cell table:style-name="ACE-2" office:value-type="float" office:value="1.98333">
            <text:p>1.98</text:p>
          </table:table-cell>
          <table:table-cell table:style-name="ACE-2" office:value-type="float" office:value="102.66667">
            <text:p>102.67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Peat on top of terrestrial deposi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650000000000004">
            <text:p>−5.565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92</text:p>
          </table:table-cell>
          <table:table-cell table:style-name="ACE-2" office:value-type="float" office:value="2.1666699999999999">
            <text:p>2.17</text:p>
          </table:table-cell>
          <table:table-cell table:style-name="ACE-2" office:value-type="float" office:value="102.59999999999999">
            <text:p>102.60</text:p>
          </table:table-cell>
          <table:table-cell table:style-name="ACE-0" office:value-type="float" office:value="7015">
            <text:p>7015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Peat on top of terrestrial deposi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549999999999999">
            <text:p>−3.255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93</text:p>
          </table:table-cell>
          <table:table-cell table:style-name="ACE-2" office:value-type="float" office:value="2.2000000000000002">
            <text:p>2.20</text:p>
          </table:table-cell>
          <table:table-cell table:style-name="ACE-2" office:value-type="float" office:value="102.3">
            <text:p>102.30</text:p>
          </table:table-cell>
          <table:table-cell table:style-name="ACE-0" office:value-type="float" office:value="7985">
            <text:p>7985</text:p>
          </table:table-cell>
          <table:table-cell table:style-name="ACE-0" office:value-type="float" office:value="242">
            <text:p>242</text:p>
          </table:table-cell>
          <table:table-cell table:style-name="ACE-0" office:value-type="string">
            <text:p>Wood from a peat on top of terrestrial deposi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289999999999999">
            <text:p>−13.29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94</text:p>
          </table:table-cell>
          <table:table-cell table:style-name="ACE-2" office:value-type="float" office:value="2.3166699999999998">
            <text:p>2.32</text:p>
          </table:table-cell>
          <table:table-cell table:style-name="ACE-2" office:value-type="float" office:value="102.08333">
            <text:p>102.08</text:p>
          </table:table-cell>
          <table:table-cell table:style-name="ACE-0" office:value-type="float" office:value="5975">
            <text:p>597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angrove wood at the base of coastal barrier san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1299999999999999">
            <text:p>0.613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95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175">
            <text:p>7175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Wood from a thick sequence of mangrove deposi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049999999999997">
            <text:p>−5.80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96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440">
            <text:p>7440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Wood from a thick sequence of mangrove deposi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585">
            <text:p>−6.58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97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168">
            <text:p>168</text:p>
          </table:table-cell>
          <table:table-cell table:style-name="ACE-0" office:value-type="string">
            <text:p>Wood from a thick sequence of mangrove deposi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2850000000000001">
            <text:p>−8.28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598</text:p>
          </table:table-cell>
          <table:table-cell table:style-name="ACE-2" office:value-type="float" office:value="2.51667">
            <text:p>2.52</text:p>
          </table:table-cell>
          <table:table-cell table:style-name="ACE-2" office:value-type="float" office:value="101.76667">
            <text:p>101.77</text:p>
          </table:table-cell>
          <table:table-cell table:style-name="ACE-0" office:value-type="float" office:value="1055">
            <text:p>1055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Mangrove wood on top of terrestrial deposi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18">
            <text:p>−1.518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01</text:p>
          </table:table-cell>
          <table:table-cell table:style-name="ACE-2" office:value-type="float" office:value="2.3666700000000001">
            <text:p>2.37</text:p>
          </table:table-cell>
          <table:table-cell table:style-name="ACE-2" office:value-type="float" office:value="102">
            <text:p>102.00</text:p>
          </table:table-cell>
          <table:table-cell table:style-name="ACE-0" office:value-type="float" office:value="6985">
            <text:p>6985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380000000000001">
            <text:p>−4.33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03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6666999999999">
            <text:p>101.97</text:p>
          </table:table-cell>
          <table:table-cell table:style-name="ACE-0" office:value-type="float" office:value="1145">
            <text:p>1145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Mangrove wood on top of marine sedime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43</text:p>
          </table:table-cell>
          <table:table-cell table:style-name="ACE-2" office:value-type="float" office:value="1.23333">
            <text:p>1.23</text:p>
          </table:table-cell>
          <table:table-cell table:style-name="ACE-2" office:value-type="float" office:value="103.23333">
            <text:p>103.23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712">
            <text:p>712</text:p>
          </table:table-cell>
          <table:table-cell table:style-name="ACE-0" office:value-type="string">
            <text:p>In situ roots in weathered quartzit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8.549999999999997">
            <text:p>−38.5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44</text:p>
          </table:table-cell>
          <table:table-cell table:style-name="ACE-2" office:value-type="float" office:value="1.2166699999999999">
            <text:p>1.22</text:p>
          </table:table-cell>
          <table:table-cell table:style-name="ACE-2" office:value-type="float" office:value="103.2">
            <text:p>103.20</text:p>
          </table:table-cell>
          <table:table-cell table:style-name="ACE-0" office:value-type="float" office:value="9265">
            <text:p>926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Woody peat overlain by marine mu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3.93">
            <text:p>−33.9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46</text:p>
          </table:table-cell>
          <table:table-cell table:style-name="ACE-2" office:value-type="float" office:value="1.26667">
            <text:p>1.27</text:p>
          </table:table-cell>
          <table:table-cell table:style-name="ACE-2" office:value-type="float" office:value="103.18333">
            <text:p>103.18</text:p>
          </table:table-cell>
          <table:table-cell table:style-name="ACE-0" office:value-type="float" office:value="10590">
            <text:p>1059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Clayey peat with in situ roots on top of terrestrial silty clay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.216000000000001">
            <text:p>−34.216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50</text:p>
          </table:table-cell>
          <table:table-cell table:style-name="ACE-2" office:value-type="float" office:value="1.8500000000000001">
            <text:p>1.85</text:p>
          </table:table-cell>
          <table:table-cell table:style-name="ACE-2" office:value-type="float" office:value="102.15000000000001">
            <text:p>102.15</text:p>
          </table:table-cell>
          <table:table-cell table:style-name="ACE-0" office:value-type="float" office:value="8490">
            <text:p>8490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Peat on top of marine mud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73">
            <text:p>−21.73</text:p>
          </table:table-cell>
          <table:table-cell table:style-name="ACE-0" office:value-type="float" office:value="0.77000000000000002">
            <text:p>0.77</text:p>
          </table:table-cell>
          <table:table-cell table:style-name="ACE-0" office:value-type="float" office:value="0.77000000000000002">
            <text:p>0.77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62</text:p>
          </table:table-cell>
          <table:table-cell table:style-name="ACE-2" office:value-type="float" office:value="2.6499999999999999">
            <text:p>2.65</text:p>
          </table:table-cell>
          <table:table-cell table:style-name="ACE-2" office:value-type="float" office:value="101.46666999999999">
            <text:p>101.47</text:p>
          </table:table-cell>
          <table:table-cell table:style-name="ACE-0" office:value-type="float" office:value="17170">
            <text:p>1717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Wood peat overlain by marine mu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7.947000000000003">
            <text:p>−57.947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1.05">
            <text:p>1.05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Hv-7669</text:p>
          </table:table-cell>
          <table:table-cell table:style-name="ACE-2" office:value-type="float" office:value="2.3333300000000001">
            <text:p>2.33</text:p>
          </table:table-cell>
          <table:table-cell table:style-name="ACE-2" office:value-type="float" office:value="101.73333">
            <text:p>101.73</text:p>
          </table:table-cell>
          <table:table-cell table:style-name="ACE-0" office:value-type="float" office:value="9840">
            <text:p>9840</text:p>
          </table:table-cell>
          <table:table-cell table:style-name="ACE-0" office:value-type="float" office:value="345">
            <text:p>345</text:p>
          </table:table-cell>
          <table:table-cell table:style-name="ACE-0" office:value-type="string">
            <text:p>Peat overlain by marine san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369999999999997">
            <text:p>−54.37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WK-3428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orites lutea cora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25">
            <text:p>−25</text:p>
          </table:table-cell>
          <table:table-cell table:style-name="Gnumeric-default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WK-3429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orites lutea cora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25">
            <text:p>−25</text:p>
          </table:table-cell>
          <table:table-cell table:style-name="Gnumeric-default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42999999999999999">
            <text:p>0.4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WK-3430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490">
            <text:p>6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orites lutea cora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25">
            <text:p>−25</text:p>
          </table:table-cell>
          <table:table-cell table:style-name="Gnumeric-default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1">
            <text:p>0.0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WK-3431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orites lutea cora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25">
            <text:p>−25</text:p>
          </table:table-cell>
          <table:table-cell table:style-name="Gnumeric-default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78259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rine shells (oyster) in sandy sediment - Pinctada sp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68">
            <text:p>−68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5899999999999999">
            <text:p>−5.5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78260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rine shells (oyster) in sandy sediment - Pinctada sp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68">
            <text:p>−68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7899999999999991">
            <text:p>−8.7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78265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6870">
            <text:p>687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marine shells in sandy sediment - Batillaria zonalis and Marcia japonic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68">
            <text:p>−68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100000000000001">
            <text:p>−3.8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78267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rine shells in sandy sediment - Batillaria zonalis and Marcia japonic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68">
            <text:p>−68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54">
            <text:p>−4.5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78268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Peat - Nypa frutican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68">
            <text:p>−68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529999999999999">
            <text:p>1.753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78269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5870">
            <text:p>587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Peat - Nypa frutican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68">
            <text:p>−68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5299999999999996">
            <text:p>0.953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80795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Peat - Nypa frutican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-68">
            <text:p>−68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70099999999999996">
            <text:p>0.701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78261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690">
            <text:p>76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 Anadar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68">
            <text:p>−68</text:p>
          </table:table-cell>
          <table:table-cell table:style-name="Gnumeric-default" office:value-type="float" office:value="53">
            <text:p>5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5999999999999996">
            <text:p>−9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HespEtal1998,HortonEtal2005,BirdEtal2007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I-9887</text:p>
          </table:table-cell>
          <table:table-cell table:style-name="ACE-2" office:value-type="float" office:value="3.1666699999999999">
            <text:p>3.17</text:p>
          </table:table-cell>
          <table:table-cell table:style-name="ACE-2" office:value-type="float" office:value="100.25">
            <text:p>100.25</text:p>
          </table:table-cell>
          <table:table-cell table:style-name="ACE-0" office:value-type="float" office:value="2805">
            <text:p>280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olluscs embedded in carbonaceous clay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-45">
            <text:p>−45</text:p>
          </table:table-cell>
          <table:table-cell table:style-name="Gnumeric-default" office:value-type="float" office:value="65">
            <text:p>6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2">
          <table:table-cell table:number-columns-repeated="256" table:style-name="ACE-0"/>
        </table:table-row>
        <table:table-row table:style-name="AROW-0" table:number-rows-repeated="16">
          <table:table-cell table:number-columns-repeated="17" table:style-name="ACE-0"/>
          <table:table-cell table:number-columns-repeated="18" table:style-name="Gnumeric-default"/>
          <table:table-cell table:number-columns-repeated="221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4" gnm:cursor-row="134">
          <gnm:selection gnm:start-col="14" gnm:start-row="134" gnm:end-col="14" gnm:end-row="13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30T03:00:13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